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32cm" svg:height="14.66cm" svg:x="23.691cm" svg:y="1.294cm">
            <draw:object draw:notify-on-update-of-ranges="Sheet1.B5:Sheet1.B53 Sheet1.C5:Sheet1.C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298</text:p>
          </table:table-cell>
          <table:table-cell office:value-type="float" office:value="241826" calcext:value-type="float">
            <text:p>24182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(G - H298)/T</text:p>
          </table:table-cell>
          <table:table-cell/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office:value-type="float" office:value="298.15" calcext:value-type="float">
            <text:p>298.15</text:p>
          </table:table-cell>
          <table:table-cell office:value-type="float" office:value="33.59" calcext:value-type="float">
            <text:p>33.59</text:p>
          </table:table-cell>
          <table:table-cell table:number-columns-repeated="2" office:value-type="float" office:value="188.959" calcext:value-type="float">
            <text:p>188.959</text:p>
          </table:table-cell>
          <table:table-cell/>
          <table:table-cell table:formula="of:=-([.E5]*[.B5] + [.$E$2])" office:value-type="float" office:value="-298164.12585" calcext:value-type="float">
            <text:p>-298164.1258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3.596" calcext:value-type="float">
            <text:p>33.596</text:p>
          </table:table-cell>
          <table:table-cell office:value-type="float" office:value="189.167" calcext:value-type="float">
            <text:p>189.167</text:p>
          </table:table-cell>
          <table:table-cell office:value-type="float" office:value="188.96" calcext:value-type="float">
            <text:p>188.96</text:p>
          </table:table-cell>
          <table:table-cell/>
          <table:table-cell table:formula="of:=-([.E6]*[.B6] + [.$E$2])" office:value-type="float" office:value="-298514" calcext:value-type="float">
            <text:p>-29851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4.261" calcext:value-type="float">
            <text:p>34.261</text:p>
          </table:table-cell>
          <table:table-cell office:value-type="float" office:value="198.91" calcext:value-type="float">
            <text:p>198.91</text:p>
          </table:table-cell>
          <table:table-cell office:value-type="float" office:value="190.284" calcext:value-type="float">
            <text:p>190.284</text:p>
          </table:table-cell>
          <table:table-cell/>
          <table:table-cell table:formula="of:=-([.E7]*[.B7] + [.$E$2])" office:value-type="float" office:value="-317939.6" calcext:value-type="float">
            <text:p>-317939.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5.23" calcext:value-type="float">
            <text:p>35.23</text:p>
          </table:table-cell>
          <table:table-cell office:value-type="float" office:value="206.656" calcext:value-type="float">
            <text:p>206.656</text:p>
          </table:table-cell>
          <table:table-cell office:value-type="float" office:value="192.809" calcext:value-type="float">
            <text:p>192.809</text:p>
          </table:table-cell>
          <table:table-cell/>
          <table:table-cell table:formula="of:=-([.E8]*[.B8] + [.$E$2])" office:value-type="float" office:value="-338230.5" calcext:value-type="float">
            <text:p>-338230.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6.322" calcext:value-type="float">
            <text:p>36.322</text:p>
          </table:table-cell>
          <table:table-cell office:value-type="float" office:value="213.174" calcext:value-type="float">
            <text:p>213.174</text:p>
          </table:table-cell>
          <table:table-cell office:value-type="float" office:value="195.673" calcext:value-type="float">
            <text:p>195.673</text:p>
          </table:table-cell>
          <table:table-cell/>
          <table:table-cell table:formula="of:=-([.E9]*[.B9] + [.$E$2])" office:value-type="float" office:value="-359229.8" calcext:value-type="float">
            <text:p>-359229.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7.494" calcext:value-type="float">
            <text:p>37.494</text:p>
          </table:table-cell>
          <table:table-cell office:value-type="float" office:value="218.86" calcext:value-type="float">
            <text:p>218.86</text:p>
          </table:table-cell>
          <table:table-cell office:value-type="float" office:value="198.588" calcext:value-type="float">
            <text:p>198.588</text:p>
          </table:table-cell>
          <table:table-cell/>
          <table:table-cell table:formula="of:=-([.E10]*[.B10] + [.$E$2])" office:value-type="float" office:value="-380837.6" calcext:value-type="float">
            <text:p>-380837.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38.723" calcext:value-type="float">
            <text:p>38.723</text:p>
          </table:table-cell>
          <table:table-cell office:value-type="float" office:value="223.947" calcext:value-type="float">
            <text:p>223.947</text:p>
          </table:table-cell>
          <table:table-cell office:value-type="float" office:value="201.445" calcext:value-type="float">
            <text:p>201.445</text:p>
          </table:table-cell>
          <table:table-cell/>
          <table:table-cell table:formula="of:=-([.E11]*[.B11] + [.$E$2])" office:value-type="float" office:value="-402982" calcext:value-type="float">
            <text:p>-402982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39.988" calcext:value-type="float">
            <text:p>39.988</text:p>
          </table:table-cell>
          <table:table-cell office:value-type="float" office:value="228.58" calcext:value-type="float">
            <text:p>228.58</text:p>
          </table:table-cell>
          <table:table-cell office:value-type="float" office:value="204.207" calcext:value-type="float">
            <text:p>204.207</text:p>
          </table:table-cell>
          <table:table-cell/>
          <table:table-cell table:formula="of:=-([.E12]*[.B12] + [.$E$2])" office:value-type="float" office:value="-425612.3" calcext:value-type="float">
            <text:p>-425612.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1.267" calcext:value-type="float">
            <text:p>41.267</text:p>
          </table:table-cell>
          <table:table-cell office:value-type="float" office:value="232.86" calcext:value-type="float">
            <text:p>232.86</text:p>
          </table:table-cell>
          <table:table-cell office:value-type="float" office:value="206.861" calcext:value-type="float">
            <text:p>206.861</text:p>
          </table:table-cell>
          <table:table-cell/>
          <table:table-cell table:formula="of:=-([.E13]*[.B13] + [.$E$2])" office:value-type="float" office:value="-448687" calcext:value-type="float">
            <text:p>-448687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42.535" calcext:value-type="float">
            <text:p>42.535</text:p>
          </table:table-cell>
          <table:table-cell office:value-type="float" office:value="236.853" calcext:value-type="float">
            <text:p>236.853</text:p>
          </table:table-cell>
          <table:table-cell office:value-type="float" office:value="209.408" calcext:value-type="float">
            <text:p>209.408</text:p>
          </table:table-cell>
          <table:table-cell/>
          <table:table-cell table:formula="of:=-([.E14]*[.B14] + [.$E$2])" office:value-type="float" office:value="-472174.8" calcext:value-type="float">
            <text:p>-472174.8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43.769" calcext:value-type="float">
            <text:p>43.769</text:p>
          </table:table-cell>
          <table:table-cell office:value-type="float" office:value="240.607" calcext:value-type="float">
            <text:p>240.607</text:p>
          </table:table-cell>
          <table:table-cell office:value-type="float" office:value="211.853" calcext:value-type="float">
            <text:p>211.853</text:p>
          </table:table-cell>
          <table:table-cell/>
          <table:table-cell table:formula="of:=-([.E15]*[.B15] + [.$E$2])" office:value-type="float" office:value="-496049.6" calcext:value-type="float">
            <text:p>-496049.6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44.943" calcext:value-type="float">
            <text:p>44.943</text:p>
          </table:table-cell>
          <table:table-cell office:value-type="float" office:value="244.157" calcext:value-type="float">
            <text:p>244.157</text:p>
          </table:table-cell>
          <table:table-cell office:value-type="float" office:value="214.202" calcext:value-type="float">
            <text:p>214.202</text:p>
          </table:table-cell>
          <table:table-cell/>
          <table:table-cell table:formula="of:=-([.E16]*[.B16] + [.$E$2])" office:value-type="float" office:value="-520288.6" calcext:value-type="float">
            <text:p>-520288.6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46.055" calcext:value-type="float">
            <text:p>46.055</text:p>
          </table:table-cell>
          <table:table-cell office:value-type="float" office:value="247.529" calcext:value-type="float">
            <text:p>247.529</text:p>
          </table:table-cell>
          <table:table-cell office:value-type="float" office:value="216.463" calcext:value-type="float">
            <text:p>216.463</text:p>
          </table:table-cell>
          <table:table-cell/>
          <table:table-cell table:formula="of:=-([.E17]*[.B17] + [.$E$2])" office:value-type="float" office:value="-544874.2" calcext:value-type="float">
            <text:p>-544874.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7.091" calcext:value-type="float">
            <text:p>47.091</text:p>
          </table:table-cell>
          <table:table-cell office:value-type="float" office:value="250.742" calcext:value-type="float">
            <text:p>250.742</text:p>
          </table:table-cell>
          <table:table-cell office:value-type="float" office:value="218.642" calcext:value-type="float">
            <text:p>218.642</text:p>
          </table:table-cell>
          <table:table-cell/>
          <table:table-cell table:formula="of:=-([.E18]*[.B18] + [.$E$2])" office:value-type="float" office:value="-569789" calcext:value-type="float">
            <text:p>-569789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48.05" calcext:value-type="float">
            <text:p>48.05</text:p>
          </table:table-cell>
          <table:table-cell office:value-type="float" office:value="253.812" calcext:value-type="float">
            <text:p>253.812</text:p>
          </table:table-cell>
          <table:table-cell office:value-type="float" office:value="220.745" calcext:value-type="float">
            <text:p>220.745</text:p>
          </table:table-cell>
          <table:table-cell/>
          <table:table-cell table:formula="of:=-([.E19]*[.B19] + [.$E$2])" office:value-type="float" office:value="-595018" calcext:value-type="float">
            <text:p>-59501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48.934" calcext:value-type="float">
            <text:p>48.934</text:p>
          </table:table-cell>
          <table:table-cell office:value-type="float" office:value="256.752" calcext:value-type="float">
            <text:p>256.752</text:p>
          </table:table-cell>
          <table:table-cell office:value-type="float" office:value="222.777" calcext:value-type="float">
            <text:p>222.777</text:p>
          </table:table-cell>
          <table:table-cell/>
          <table:table-cell table:formula="of:=-([.E20]*[.B20] + [.$E$2])" office:value-type="float" office:value="-620546.9" calcext:value-type="float">
            <text:p>-620546.9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49.747" calcext:value-type="float">
            <text:p>49.747</text:p>
          </table:table-cell>
          <table:table-cell office:value-type="float" office:value="259.572" calcext:value-type="float">
            <text:p>259.572</text:p>
          </table:table-cell>
          <table:table-cell office:value-type="float" office:value="224.744" calcext:value-type="float">
            <text:p>224.744</text:p>
          </table:table-cell>
          <table:table-cell/>
          <table:table-cell table:formula="of:=-([.E21]*[.B21] + [.$E$2])" office:value-type="float" office:value="-646365.2" calcext:value-type="float">
            <text:p>-646365.2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50.496" calcext:value-type="float">
            <text:p>50.496</text:p>
          </table:table-cell>
          <table:table-cell office:value-type="float" office:value="262.282" calcext:value-type="float">
            <text:p>262.282</text:p>
          </table:table-cell>
          <table:table-cell office:value-type="float" office:value="226.649" calcext:value-type="float">
            <text:p>226.649</text:p>
          </table:table-cell>
          <table:table-cell/>
          <table:table-cell table:formula="of:=-([.E22]*[.B22] + [.$E$2])" office:value-type="float" office:value="-672459.1" calcext:value-type="float">
            <text:p>-672459.1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1.185" calcext:value-type="float">
            <text:p>51.185</text:p>
          </table:table-cell>
          <table:table-cell office:value-type="float" office:value="264.89" calcext:value-type="float">
            <text:p>264.89</text:p>
          </table:table-cell>
          <table:table-cell office:value-type="float" office:value="228.496" calcext:value-type="float">
            <text:p>228.496</text:p>
          </table:table-cell>
          <table:table-cell/>
          <table:table-cell table:formula="of:=-([.E23]*[.B23] + [.$E$2])" office:value-type="float" office:value="-698818" calcext:value-type="float">
            <text:p>-698818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51.821" calcext:value-type="float">
            <text:p>51.821</text:p>
          </table:table-cell>
          <table:table-cell office:value-type="float" office:value="267.403" calcext:value-type="float">
            <text:p>267.403</text:p>
          </table:table-cell>
          <table:table-cell office:value-type="float" office:value="230.289" calcext:value-type="float">
            <text:p>230.289</text:p>
          </table:table-cell>
          <table:table-cell/>
          <table:table-cell table:formula="of:=-([.E24]*[.B24] + [.$E$2])" office:value-type="float" office:value="-725432.9" calcext:value-type="float">
            <text:p>-725432.9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52.407" calcext:value-type="float">
            <text:p>52.407</text:p>
          </table:table-cell>
          <table:table-cell office:value-type="float" office:value="269.828" calcext:value-type="float">
            <text:p>269.828</text:p>
          </table:table-cell>
          <table:table-cell office:value-type="float" office:value="232.032" calcext:value-type="float">
            <text:p>232.032</text:p>
          </table:table-cell>
          <table:table-cell/>
          <table:table-cell table:formula="of:=-([.E25]*[.B25] + [.$E$2])" office:value-type="float" office:value="-752296.4" calcext:value-type="float">
            <text:p>-752296.4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52.947" calcext:value-type="float">
            <text:p>52.947</text:p>
          </table:table-cell>
          <table:table-cell office:value-type="float" office:value="272.169" calcext:value-type="float">
            <text:p>272.169</text:p>
          </table:table-cell>
          <table:table-cell office:value-type="float" office:value="233.726" calcext:value-type="float">
            <text:p>233.726</text:p>
          </table:table-cell>
          <table:table-cell/>
          <table:table-cell table:formula="of:=-([.E26]*[.B26] + [.$E$2])" office:value-type="float" office:value="-779395.8" calcext:value-type="float">
            <text:p>-779395.8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53.445" calcext:value-type="float">
            <text:p>53.445</text:p>
          </table:table-cell>
          <table:table-cell office:value-type="float" office:value="274.433" calcext:value-type="float">
            <text:p>274.433</text:p>
          </table:table-cell>
          <table:table-cell office:value-type="float" office:value="235.375" calcext:value-type="float">
            <text:p>235.375</text:p>
          </table:table-cell>
          <table:table-cell/>
          <table:table-cell table:formula="of:=-([.E27]*[.B27] + [.$E$2])" office:value-type="float" office:value="-806726" calcext:value-type="float">
            <text:p>-80672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3.904" calcext:value-type="float">
            <text:p>53.904</text:p>
          </table:table-cell>
          <table:table-cell office:value-type="float" office:value="276.625" calcext:value-type="float">
            <text:p>276.625</text:p>
          </table:table-cell>
          <table:table-cell office:value-type="float" office:value="236.982" calcext:value-type="float">
            <text:p>236.982</text:p>
          </table:table-cell>
          <table:table-cell/>
          <table:table-cell table:formula="of:=-([.E28]*[.B28] + [.$E$2])" office:value-type="float" office:value="-834281" calcext:value-type="float">
            <text:p>-83428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54.329" calcext:value-type="float">
            <text:p>54.329</text:p>
          </table:table-cell>
          <table:table-cell office:value-type="float" office:value="278.747" calcext:value-type="float">
            <text:p>278.747</text:p>
          </table:table-cell>
          <table:table-cell office:value-type="float" office:value="238.547" calcext:value-type="float">
            <text:p>238.547</text:p>
          </table:table-cell>
          <table:table-cell/>
          <table:table-cell table:formula="of:=-([.E29]*[.B29] + [.$E$2])" office:value-type="float" office:value="-862048.2" calcext:value-type="float">
            <text:p>-862048.2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54.722" calcext:value-type="float">
            <text:p>54.722</text:p>
          </table:table-cell>
          <table:table-cell office:value-type="float" office:value="280.805" calcext:value-type="float">
            <text:p>280.805</text:p>
          </table:table-cell>
          <table:table-cell office:value-type="float" office:value="240.075" calcext:value-type="float">
            <text:p>240.075</text:p>
          </table:table-cell>
          <table:table-cell/>
          <table:table-cell table:formula="of:=-([.E30]*[.B30] + [.$E$2])" office:value-type="float" office:value="-890028.5" calcext:value-type="float">
            <text:p>-890028.5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55.088" calcext:value-type="float">
            <text:p>55.088</text:p>
          </table:table-cell>
          <table:table-cell office:value-type="float" office:value="282.802" calcext:value-type="float">
            <text:p>282.802</text:p>
          </table:table-cell>
          <table:table-cell office:value-type="float" office:value="241.565" calcext:value-type="float">
            <text:p>241.565</text:p>
          </table:table-cell>
          <table:table-cell/>
          <table:table-cell table:formula="of:=-([.E31]*[.B31] + [.$E$2])" office:value-type="float" office:value="-918208" calcext:value-type="float">
            <text:p>-918208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55.429" calcext:value-type="float">
            <text:p>55.429</text:p>
          </table:table-cell>
          <table:table-cell office:value-type="float" office:value="284.741" calcext:value-type="float">
            <text:p>284.741</text:p>
          </table:table-cell>
          <table:table-cell office:value-type="float" office:value="243.021" calcext:value-type="float">
            <text:p>243.021</text:p>
          </table:table-cell>
          <table:table-cell/>
          <table:table-cell table:formula="of:=-([.E32]*[.B32] + [.$E$2])" office:value-type="float" office:value="-946586.9" calcext:value-type="float">
            <text:p>-946586.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5.747" calcext:value-type="float">
            <text:p>55.747</text:p>
          </table:table-cell>
          <table:table-cell office:value-type="float" office:value="286.625" calcext:value-type="float">
            <text:p>286.625</text:p>
          </table:table-cell>
          <table:table-cell office:value-type="float" office:value="244.443" calcext:value-type="float">
            <text:p>244.443</text:p>
          </table:table-cell>
          <table:table-cell/>
          <table:table-cell table:formula="of:=-([.E33]*[.B33] + [.$E$2])" office:value-type="float" office:value="-975155" calcext:value-type="float">
            <text:p>-975155</text:p>
          </table:table-cell>
        </table:table-row>
        <table:table-row table:style-name="ro1">
          <table:table-cell/>
          <table:table-cell office:value-type="float" office:value="3100" calcext:value-type="float">
            <text:p>3100</text:p>
          </table:table-cell>
          <table:table-cell office:value-type="float" office:value="56.044" calcext:value-type="float">
            <text:p>56.044</text:p>
          </table:table-cell>
          <table:table-cell office:value-type="float" office:value="288.458" calcext:value-type="float">
            <text:p>288.458</text:p>
          </table:table-cell>
          <table:table-cell office:value-type="float" office:value="245.833" calcext:value-type="float">
            <text:p>245.833</text:p>
          </table:table-cell>
          <table:table-cell/>
          <table:table-cell table:formula="of:=-([.E34]*[.B34] + [.$E$2])" office:value-type="float" office:value="-1003908.3" calcext:value-type="float">
            <text:p>-1003908.3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56.323" calcext:value-type="float">
            <text:p>56.323</text:p>
          </table:table-cell>
          <table:table-cell office:value-type="float" office:value="290.242" calcext:value-type="float">
            <text:p>290.242</text:p>
          </table:table-cell>
          <table:table-cell office:value-type="float" office:value="247.193" calcext:value-type="float">
            <text:p>247.193</text:p>
          </table:table-cell>
          <table:table-cell/>
          <table:table-cell table:formula="of:=-([.E35]*[.B35] + [.$E$2])" office:value-type="float" office:value="-1032843.6" calcext:value-type="float">
            <text:p>-1032843.6</text:p>
          </table:table-cell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56.584" calcext:value-type="float">
            <text:p>56.584</text:p>
          </table:table-cell>
          <table:table-cell office:value-type="float" office:value="291.979" calcext:value-type="float">
            <text:p>291.979</text:p>
          </table:table-cell>
          <table:table-cell office:value-type="float" office:value="248.524" calcext:value-type="float">
            <text:p>248.524</text:p>
          </table:table-cell>
          <table:table-cell/>
          <table:table-cell table:formula="of:=-([.E36]*[.B36] + [.$E$2])" office:value-type="float" office:value="-1061955.2" calcext:value-type="float">
            <text:p>-1061955.2</text:p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float" office:value="56.83" calcext:value-type="float">
            <text:p>56.83</text:p>
          </table:table-cell>
          <table:table-cell office:value-type="float" office:value="293.672" calcext:value-type="float">
            <text:p>293.672</text:p>
          </table:table-cell>
          <table:table-cell office:value-type="float" office:value="249.827" calcext:value-type="float">
            <text:p>249.827</text:p>
          </table:table-cell>
          <table:table-cell/>
          <table:table-cell table:formula="of:=-([.E37]*[.B37] + [.$E$2])" office:value-type="float" office:value="-1091237.8" calcext:value-type="float">
            <text:p>-1091237.8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 office:value-type="float" office:value="57.06" calcext:value-type="float">
            <text:p>57.06</text:p>
          </table:table-cell>
          <table:table-cell office:value-type="float" office:value="295.323" calcext:value-type="float">
            <text:p>295.323</text:p>
          </table:table-cell>
          <table:table-cell office:value-type="float" office:value="251.104" calcext:value-type="float">
            <text:p>251.104</text:p>
          </table:table-cell>
          <table:table-cell/>
          <table:table-cell table:formula="of:=-([.E38]*[.B38] + [.$E$2])" office:value-type="float" office:value="-1120690" calcext:value-type="float">
            <text:p>-1120690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57.278" calcext:value-type="float">
            <text:p>57.278</text:p>
          </table:table-cell>
          <table:table-cell office:value-type="float" office:value="296.933" calcext:value-type="float">
            <text:p>296.933</text:p>
          </table:table-cell>
          <table:table-cell office:value-type="float" office:value="252.355" calcext:value-type="float">
            <text:p>252.355</text:p>
          </table:table-cell>
          <table:table-cell/>
          <table:table-cell table:formula="of:=-([.E39]*[.B39] + [.$E$2])" office:value-type="float" office:value="-1150304" calcext:value-type="float">
            <text:p>-1150304</text:p>
          </table:table-cell>
        </table:table-row>
        <table:table-row table:style-name="ro1">
          <table:table-cell/>
          <table:table-cell office:value-type="float" office:value="3700" calcext:value-type="float">
            <text:p>3700</text:p>
          </table:table-cell>
          <table:table-cell office:value-type="float" office:value="57.483" calcext:value-type="float">
            <text:p>57.483</text:p>
          </table:table-cell>
          <table:table-cell office:value-type="float" office:value="298.506" calcext:value-type="float">
            <text:p>298.506</text:p>
          </table:table-cell>
          <table:table-cell office:value-type="float" office:value="253.581" calcext:value-type="float">
            <text:p>253.581</text:p>
          </table:table-cell>
          <table:table-cell/>
          <table:table-cell table:formula="of:=-([.E40]*[.B40] + [.$E$2])" office:value-type="float" office:value="-1180075.7" calcext:value-type="float">
            <text:p>-1180075.7</text:p>
          </table:table-cell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57.676" calcext:value-type="float">
            <text:p>57.676</text:p>
          </table:table-cell>
          <table:table-cell office:value-type="float" office:value="300.041" calcext:value-type="float">
            <text:p>300.041</text:p>
          </table:table-cell>
          <table:table-cell office:value-type="float" office:value="254.783" calcext:value-type="float">
            <text:p>254.783</text:p>
          </table:table-cell>
          <table:table-cell/>
          <table:table-cell table:formula="of:=-([.E41]*[.B41] + [.$E$2])" office:value-type="float" office:value="-1210001.4" calcext:value-type="float">
            <text:p>-1210001.4</text:p>
          </table:table-cell>
        </table:table-row>
        <table:table-row table:style-name="ro1">
          <table:table-cell/>
          <table:table-cell office:value-type="float" office:value="3900" calcext:value-type="float">
            <text:p>3900</text:p>
          </table:table-cell>
          <table:table-cell office:value-type="float" office:value="57.859" calcext:value-type="float">
            <text:p>57.859</text:p>
          </table:table-cell>
          <table:table-cell office:value-type="float" office:value="301.542" calcext:value-type="float">
            <text:p>301.542</text:p>
          </table:table-cell>
          <table:table-cell office:value-type="float" office:value="255.963" calcext:value-type="float">
            <text:p>255.963</text:p>
          </table:table-cell>
          <table:table-cell/>
          <table:table-cell table:formula="of:=-([.E42]*[.B42] + [.$E$2])" office:value-type="float" office:value="-1240081.7" calcext:value-type="float">
            <text:p>-1240081.7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58.033" calcext:value-type="float">
            <text:p>58.033</text:p>
          </table:table-cell>
          <table:table-cell office:value-type="float" office:value="303.009" calcext:value-type="float">
            <text:p>303.009</text:p>
          </table:table-cell>
          <table:table-cell office:value-type="float" office:value="257.121" calcext:value-type="float">
            <text:p>257.121</text:p>
          </table:table-cell>
          <table:table-cell/>
          <table:table-cell table:formula="of:=-([.E43]*[.B43] + [.$E$2])" office:value-type="float" office:value="-1270310" calcext:value-type="float">
            <text:p>-1270310</text:p>
          </table:table-cell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office:value-type="float" office:value="58.197" calcext:value-type="float">
            <text:p>58.197</text:p>
          </table:table-cell>
          <table:table-cell office:value-type="float" office:value="304.444" calcext:value-type="float">
            <text:p>304.444</text:p>
          </table:table-cell>
          <table:table-cell office:value-type="float" office:value="258.258" calcext:value-type="float">
            <text:p>258.258</text:p>
          </table:table-cell>
          <table:table-cell/>
          <table:table-cell table:formula="of:=-([.E44]*[.B44] + [.$E$2])" office:value-type="float" office:value="-1300683.8" calcext:value-type="float">
            <text:p>-1300683.8</text:p>
          </table:table-cell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 office:value-type="float" office:value="58.354" calcext:value-type="float">
            <text:p>58.354</text:p>
          </table:table-cell>
          <table:table-cell office:value-type="float" office:value="305.848" calcext:value-type="float">
            <text:p>305.848</text:p>
          </table:table-cell>
          <table:table-cell office:value-type="float" office:value="259.374" calcext:value-type="float">
            <text:p>259.374</text:p>
          </table:table-cell>
          <table:table-cell/>
          <table:table-cell table:formula="of:=-([.E45]*[.B45] + [.$E$2])" office:value-type="float" office:value="-1331196.8" calcext:value-type="float">
            <text:p>-1331196.8</text:p>
          </table:table-cell>
        </table:table-row>
        <table:table-row table:style-name="ro1">
          <table:table-cell/>
          <table:table-cell office:value-type="float" office:value="4300" calcext:value-type="float">
            <text:p>4300</text:p>
          </table:table-cell>
          <table:table-cell office:value-type="float" office:value="58.503" calcext:value-type="float">
            <text:p>58.503</text:p>
          </table:table-cell>
          <table:table-cell office:value-type="float" office:value="307.223" calcext:value-type="float">
            <text:p>307.223</text:p>
          </table:table-cell>
          <table:table-cell office:value-type="float" office:value="260.471" calcext:value-type="float">
            <text:p>260.471</text:p>
          </table:table-cell>
          <table:table-cell/>
          <table:table-cell table:formula="of:=-([.E46]*[.B46] + [.$E$2])" office:value-type="float" office:value="-1361851.3" calcext:value-type="float">
            <text:p>-1361851.3</text:p>
          </table:table-cell>
        </table:table-row>
        <table:table-row table:style-name="ro1">
          <table:table-cell/>
          <table:table-cell office:value-type="float" office:value="4400" calcext:value-type="float">
            <text:p>4400</text:p>
          </table:table-cell>
          <table:table-cell office:value-type="float" office:value="58.645" calcext:value-type="float">
            <text:p>58.645</text:p>
          </table:table-cell>
          <table:table-cell office:value-type="float" office:value="308.569" calcext:value-type="float">
            <text:p>308.569</text:p>
          </table:table-cell>
          <table:table-cell office:value-type="float" office:value="261.549" calcext:value-type="float">
            <text:p>261.549</text:p>
          </table:table-cell>
          <table:table-cell/>
          <table:table-cell table:formula="of:=-([.E47]*[.B47] + [.$E$2])" office:value-type="float" office:value="-1392641.6" calcext:value-type="float">
            <text:p>-1392641.6</text:p>
          </table:table-cell>
        </table:table-row>
        <table:table-row table:style-name="ro1">
          <table:table-cell/>
          <table:table-cell office:value-type="float" office:value="4500" calcext:value-type="float">
            <text:p>4500</text:p>
          </table:table-cell>
          <table:table-cell office:value-type="float" office:value="58.782" calcext:value-type="float">
            <text:p>58.782</text:p>
          </table:table-cell>
          <table:table-cell office:value-type="float" office:value="309.889" calcext:value-type="float">
            <text:p>309.889</text:p>
          </table:table-cell>
          <table:table-cell office:value-type="float" office:value="262.608" calcext:value-type="float">
            <text:p>262.608</text:p>
          </table:table-cell>
          <table:table-cell/>
          <table:table-cell table:formula="of:=-([.E48]*[.B48] + [.$E$2])" office:value-type="float" office:value="-1423562" calcext:value-type="float">
            <text:p>-1423562</text:p>
          </table:table-cell>
        </table:table-row>
        <table:table-row table:style-name="ro1">
          <table:table-cell/>
          <table:table-cell office:value-type="float" office:value="4600" calcext:value-type="float">
            <text:p>4600</text:p>
          </table:table-cell>
          <table:table-cell office:value-type="float" office:value="58.914" calcext:value-type="float">
            <text:p>58.914</text:p>
          </table:table-cell>
          <table:table-cell office:value-type="float" office:value="311.182" calcext:value-type="float">
            <text:p>311.182</text:p>
          </table:table-cell>
          <table:table-cell office:value-type="float" office:value="263.65" calcext:value-type="float">
            <text:p>263.65</text:p>
          </table:table-cell>
          <table:table-cell/>
          <table:table-cell table:formula="of:=-([.E49]*[.B49] + [.$E$2])" office:value-type="float" office:value="-1454616" calcext:value-type="float">
            <text:p>-1454616</text:p>
          </table:table-cell>
        </table:table-row>
        <table:table-row table:style-name="ro1">
          <table:table-cell/>
          <table:table-cell office:value-type="float" office:value="4700" calcext:value-type="float">
            <text:p>4700</text:p>
          </table:table-cell>
          <table:table-cell office:value-type="float" office:value="59.041" calcext:value-type="float">
            <text:p>59.041</text:p>
          </table:table-cell>
          <table:table-cell office:value-type="float" office:value="312.451" calcext:value-type="float">
            <text:p>312.451</text:p>
          </table:table-cell>
          <table:table-cell office:value-type="float" office:value="264.675" calcext:value-type="float">
            <text:p>264.675</text:p>
          </table:table-cell>
          <table:table-cell/>
          <table:table-cell table:formula="of:=-([.E50]*[.B50] + [.$E$2])" office:value-type="float" office:value="-1485798.5" calcext:value-type="float">
            <text:p>-1485798.5</text:p>
          </table:table-cell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float" office:value="59.164" calcext:value-type="float">
            <text:p>59.164</text:p>
          </table:table-cell>
          <table:table-cell office:value-type="float" office:value="313.695" calcext:value-type="float">
            <text:p>313.695</text:p>
          </table:table-cell>
          <table:table-cell office:value-type="float" office:value="265.684" calcext:value-type="float">
            <text:p>265.684</text:p>
          </table:table-cell>
          <table:table-cell/>
          <table:table-cell table:formula="of:=-([.E51]*[.B51] + [.$E$2])" office:value-type="float" office:value="-1517109.2" calcext:value-type="float">
            <text:p>-1517109.2</text:p>
          </table:table-cell>
        </table:table-row>
        <table:table-row table:style-name="ro1">
          <table:table-cell/>
          <table:table-cell office:value-type="float" office:value="4900" calcext:value-type="float">
            <text:p>4900</text:p>
          </table:table-cell>
          <table:table-cell office:value-type="float" office:value="59.285" calcext:value-type="float">
            <text:p>59.285</text:p>
          </table:table-cell>
          <table:table-cell office:value-type="float" office:value="314.916" calcext:value-type="float">
            <text:p>314.916</text:p>
          </table:table-cell>
          <table:table-cell office:value-type="float" office:value="266.676" calcext:value-type="float">
            <text:p>266.676</text:p>
          </table:table-cell>
          <table:table-cell/>
          <table:table-cell table:formula="of:=-([.E52]*[.B52] + [.$E$2])" office:value-type="float" office:value="-1548538.4" calcext:value-type="float">
            <text:p>-1548538.4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59.402" calcext:value-type="float">
            <text:p>59.402</text:p>
          </table:table-cell>
          <table:table-cell office:value-type="float" office:value="316.115" calcext:value-type="float">
            <text:p>316.115</text:p>
          </table:table-cell>
          <table:table-cell office:value-type="float" office:value="267.653" calcext:value-type="float">
            <text:p>267.653</text:p>
          </table:table-cell>
          <table:table-cell/>
          <table:table-cell table:formula="of:=-([.E53]*[.B53] + [.$E$2])" office:value-type="float" office:value="-1580091" calcext:value-type="float">
            <text:p>-15800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0:11:25.816252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 Myhill</meta:initial-creator>
    <meta:creation-date>2021-02-13T22:56:17.155095136</meta:creation-date>
    <dc:date>2021-02-14T10:13:50.875257478</dc:date>
    <dc:creator>Robert Myhill</dc:creator>
    <meta:editing-duration>PT12M4S</meta:editing-duration>
    <meta:editing-cycles>2</meta:editing-cycles>
    <meta:generator>LibreOffice/6.4.6.2$Linux_X86_64 LibreOffice_project/40$Build-2</meta:generator>
    <meta:document-statistic meta:table-count="1" meta:cell-count="2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21cm" svg:height="14.661cm" xlink:href=".." xlink:type="simple" chart:class="chart:scatter" chart:style-name="ch1">
        <chart:legend chart:legend-position="end" svg:x="6.058cm" svg:y="7.031cm" style:legend-expansion="high" chart:style-name="ch2"/>
        <chart:plot-area chart:style-name="ch3" table:cell-range-address="Sheet1.B5:Sheet1.C53" svg:x="0.166cm" svg:y="0.293cm" svg:width="5.726cm" svg:height="14.075cm">
          <chartooo:coordinate-region svg:x="0.787cm" svg:y="0.492cm" svg:width="4.733cm" svg:height="13.2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53" chart:class="chart:scatter">
            <chart:domain table:cell-range-address="Sheet1.B5:Sheet1.B53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8.15">
                <text:p>298.15</text:p>
                <draw:g>
                  <svg:desc>Sheet1.B5:Sheet1.B53</svg:desc>
                </draw:g>
              </table:table-cell>
              <table:table-cell office:value-type="float" office:value="33.59">
                <text:p>33.59</text:p>
                <draw:g>
                  <svg:desc>Sheet1.C5:Sheet1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3.596">
                <text:p>33.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34.261">
                <text:p>34.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5.23">
                <text:p>35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36.322">
                <text:p>36.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37.494">
                <text:p>37.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38.723">
                <text:p>38.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39.988">
                <text:p>39.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1.267">
                <text:p>41.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0">
                <text:p>1100</text:p>
              </table:table-cell>
              <table:table-cell office:value-type="float" office:value="42.535">
                <text:p>42.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43.769">
                <text:p>43.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44.943">
                <text:p>44.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0">
                <text:p>1400</text:p>
              </table:table-cell>
              <table:table-cell office:value-type="float" office:value="46.055">
                <text:p>46.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47.091">
                <text:p>47.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0">
                <text:p>1600</text:p>
              </table:table-cell>
              <table:table-cell office:value-type="float" office:value="48.05">
                <text:p>48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0">
                <text:p>1700</text:p>
              </table:table-cell>
              <table:table-cell office:value-type="float" office:value="48.934">
                <text:p>48.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">
                <text:p>1800</text:p>
              </table:table-cell>
              <table:table-cell office:value-type="float" office:value="49.747">
                <text:p>49.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00">
                <text:p>1900</text:p>
              </table:table-cell>
              <table:table-cell office:value-type="float" office:value="50.496">
                <text:p>50.4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51.185">
                <text:p>51.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00">
                <text:p>2100</text:p>
              </table:table-cell>
              <table:table-cell office:value-type="float" office:value="51.821">
                <text:p>51.8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0">
                <text:p>2200</text:p>
              </table:table-cell>
              <table:table-cell office:value-type="float" office:value="52.407">
                <text:p>52.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">
                <text:p>2300</text:p>
              </table:table-cell>
              <table:table-cell office:value-type="float" office:value="52.947">
                <text:p>52.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0">
                <text:p>2400</text:p>
              </table:table-cell>
              <table:table-cell office:value-type="float" office:value="53.445">
                <text:p>53.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0">
                <text:p>2500</text:p>
              </table:table-cell>
              <table:table-cell office:value-type="float" office:value="53.904">
                <text:p>53.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0">
                <text:p>2600</text:p>
              </table:table-cell>
              <table:table-cell office:value-type="float" office:value="54.329">
                <text:p>54.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00">
                <text:p>2700</text:p>
              </table:table-cell>
              <table:table-cell office:value-type="float" office:value="54.722">
                <text:p>54.7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0">
                <text:p>2800</text:p>
              </table:table-cell>
              <table:table-cell office:value-type="float" office:value="55.088">
                <text:p>55.0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00">
                <text:p>2900</text:p>
              </table:table-cell>
              <table:table-cell office:value-type="float" office:value="55.429">
                <text:p>55.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">
                <text:p>3000</text:p>
              </table:table-cell>
              <table:table-cell office:value-type="float" office:value="55.747">
                <text:p>55.7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00">
                <text:p>3100</text:p>
              </table:table-cell>
              <table:table-cell office:value-type="float" office:value="56.044">
                <text:p>56.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00">
                <text:p>3200</text:p>
              </table:table-cell>
              <table:table-cell office:value-type="float" office:value="56.323">
                <text:p>56.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00">
                <text:p>3300</text:p>
              </table:table-cell>
              <table:table-cell office:value-type="float" office:value="56.584">
                <text:p>56.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00">
                <text:p>3400</text:p>
              </table:table-cell>
              <table:table-cell office:value-type="float" office:value="56.83">
                <text:p>56.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00">
                <text:p>3500</text:p>
              </table:table-cell>
              <table:table-cell office:value-type="float" office:value="57.06">
                <text:p>57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00">
                <text:p>3600</text:p>
              </table:table-cell>
              <table:table-cell office:value-type="float" office:value="57.278">
                <text:p>57.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00">
                <text:p>3700</text:p>
              </table:table-cell>
              <table:table-cell office:value-type="float" office:value="57.483">
                <text:p>57.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00">
                <text:p>3800</text:p>
              </table:table-cell>
              <table:table-cell office:value-type="float" office:value="57.676">
                <text:p>57.6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0">
                <text:p>3900</text:p>
              </table:table-cell>
              <table:table-cell office:value-type="float" office:value="57.859">
                <text:p>57.8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">
                <text:p>4000</text:p>
              </table:table-cell>
              <table:table-cell office:value-type="float" office:value="58.033">
                <text:p>58.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0">
                <text:p>4100</text:p>
              </table:table-cell>
              <table:table-cell office:value-type="float" office:value="58.197">
                <text:p>58.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00">
                <text:p>4200</text:p>
              </table:table-cell>
              <table:table-cell office:value-type="float" office:value="58.354">
                <text:p>58.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00">
                <text:p>4300</text:p>
              </table:table-cell>
              <table:table-cell office:value-type="float" office:value="58.503">
                <text:p>58.5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00">
                <text:p>4400</text:p>
              </table:table-cell>
              <table:table-cell office:value-type="float" office:value="58.645">
                <text:p>58.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00">
                <text:p>4500</text:p>
              </table:table-cell>
              <table:table-cell office:value-type="float" office:value="58.782">
                <text:p>58.7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00">
                <text:p>4600</text:p>
              </table:table-cell>
              <table:table-cell office:value-type="float" office:value="58.914">
                <text:p>58.9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00">
                <text:p>4700</text:p>
              </table:table-cell>
              <table:table-cell office:value-type="float" office:value="59.041">
                <text:p>59.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00">
                <text:p>4800</text:p>
              </table:table-cell>
              <table:table-cell office:value-type="float" office:value="59.164">
                <text:p>59.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00">
                <text:p>4900</text:p>
              </table:table-cell>
              <table:table-cell office:value-type="float" office:value="59.285">
                <text:p>59.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0">
                <text:p>5000</text:p>
              </table:table-cell>
              <table:table-cell office:value-type="float" office:value="59.402">
                <text:p>59.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